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adornments="Gras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padding="0cm" fo:border-left="none" fo:border-right="none" fo:border-top="none" fo:border-bottom="0.018cm solid #666666" style:shadow="none"/>
      <style:text-properties fo:color="#666666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margin-top="0cm" fo:margin-bottom="0.12cm"/>
    </style:style>
    <style:style style:name="P3" style:family="paragraph" style:parent-style-name="Table_20_Contents">
      <style:paragraph-properties fo:margin-top="0cm" fo:margin-bottom="0.12cm"/>
      <style:text-properties fo:font-size="10pt" style:font-size-asian="10pt" style:font-size-complex="10pt"/>
    </style:style>
    <style:style style:name="P4" style:family="paragraph" style:parent-style-name="T1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able_20_Contents">
      <style:paragraph-properties fo:margin-top="0cm" fo:margin-bottom="0.12cm"/>
      <style:text-properties fo:font-size="10pt" style:font-size-asian="10pt" style:font-size-complex="10pt"/>
    </style:style>
    <style:style style:name="P7" style:family="paragraph" style:parent-style-name="Table_20_Contents">
      <style:paragraph-properties fo:margin-top="0cm" fo:margin-bottom="0.12cm"/>
      <style:text-properties fo:font-size="10pt" officeooo:paragraph-rsid="0012c07b" style:font-size-asian="10pt" style:font-size-complex="10pt"/>
    </style:style>
    <style:style style:name="P8" style:family="paragraph" style:parent-style-name="Table_20_Contents">
      <style:paragraph-properties fo:margin-top="0cm" fo:margin-bottom="0.12cm"/>
      <style:text-properties officeooo:paragraph-rsid="0012c07b"/>
    </style:style>
    <style:style style:name="P9" style:family="paragraph" style:parent-style-name="Table_20_Contents">
      <style:paragraph-properties fo:margin-top="0cm" fo:margin-bottom="0.12cm"/>
      <style:text-properties officeooo:paragraph-rsid="0016df1c"/>
    </style:style>
    <style:style style:name="P10" style:family="paragraph" style:parent-style-name="Table_20_Contents">
      <style:paragraph-properties fo:padding="0cm" fo:border-left="none" fo:border-right="none" fo:border-top="none" fo:border-bottom="0.018cm solid #666666" style:shadow="none"/>
      <style:text-properties fo:color="#666666" fo:font-style="italic" fo:font-weight="bold" officeooo:paragraph-rsid="0012c07b" style:font-style-asian="italic" style:font-weight-asian="bold" style:font-style-complex="italic" style:font-weight-complex="bold"/>
    </style:style>
    <style:style style:name="T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ea44"/>
    </style:style>
    <style:style style:name="T6" style:family="text">
      <style:text-properties officeooo:rsid="000f91f0"/>
    </style:style>
    <style:style style:name="T7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HTML_T2]" text:name="V_HTML_T2"/>
        <text:user-field-decl office:value-type="string" office:string-value="[MANUAL_SET_ARR_3_COL_1]" text:name="MANUAL_SET_ARR_3_COL_1"/>
        <text:user-field-decl office:value-type="string" office:string-value="[V_COL_2]" text:name="COL2"/>
        <text:user-field-decl office:value-type="string" office:string-value="[V_COL_1]" text:name="COL1"/>
        <text:user-field-decl office:value-type="string" office:string-value="[V_COL_3]" text:name="COL3"/>
        <text:user-field-decl office:value-type="string" office:string-value="[V_ARR]" text:name="ARR"/>
      </text:user-field-decls>
      <text:p text:style-name="T1">Problème fonte/police Time New Roman/Arial</text:p>
      <text:p text:style-name="T2">Contexte</text:p>
      <text:p text:style-name="Text_20_body">COL_6 ("Projet :") est une colonne de type htmltext.</text:p>
      <text:p text:style-name="Text_20_body">La police de caractère Time New Roman est appliquée sur le tag V_COL_6.</text:p>
      <text:p text:style-name="Text_20_body">COL_6 contient deux lignes : "Un" et "Deux".</text:p>
      <text:p text:style-name="T2">Observé</text:p>
      <text:p text:style-name="Text_20_body">La ligne "Un" est en Time New Roman et la ligne "Deux" est en Arial.</text:p>
      <text:p text:style-name="T2">Attendu</text:p>
      <text:p text:style-name="Text_20_body">"Un" est en Time New Roman et "Deux" est aussi en Time New Roman (le style appliqué sur V_COL_6)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user-field-get text:name="V_HTML_T2">[V_HTML_T2]</text:user-field-get></text:p>
          </table:table-cell>
        </table:table-row>
      </table:table>
      <text:p text:style-name="Text_20_body"/>
      <text:p text:style-name="Text_20_body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Table_20_Contents"><text:user-field-get text:name="COL2">[V_COL_2]</text:user-field-get></text:p>
          </table:table-cell>
          <table:table-cell table:style-name="Tableau4.B1" office:value-type="string">
            <text:p text:style-name="Table_20_Contents"/>
          </table:table-cell>
        </table:table-row>
      </table:table>
      <text:p text:style-name="Text_20_body"/>
      <text:p text:style-name="Text_20_body">--8&lt;--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<text:span text:style-name="T6"><text:user-field-get text:name="COL2">[V_COL_2]</text:user-field-get></text:span></text:p>
            <text:p text:style-name="P8"><text:span text:style-name="T1">Projet</text:span> : </text:p>
            <text:p text:style-name="P7"><text:user-field-get text:name="COL1">[V_COL_1]</text:user-field-get></text:p>
            <text:p text:style-name="P7"/>
            <text:p text:style-name="P8"><text:span text:style-name="T1">Modalités</text:span> : </text:p>
            <text:p text:style-name="P7"><text:user-field-get text:name="COL3">[V_COL_3]</text:user-field-get></text:p>
          </table:table-cell>
        </table:table-row>
      </table:table>
      <text:p text:style-name="Text_20_body"/>
      <text:p text:style-name="Heading_20_1">Modalités et détails de l'objectif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<text:span text:style-name="T6"><text:user-field-get text:name="COL2">[V_COL_2]</text:user-field-get></text:span></text:p>
            <text:p text:style-name="P9"><text:span text:style-name="T1">Projet</text:span> : </text:p>
            <text:p text:style-name="P9"><text:span text:style-name="T7"><text:user-field-get text:name="COL1">[V_COL_1]</text:user-field-get></text:span></text:p>
            <text:p text:style-name="P3"/>
            <text:p text:style-name="P2"><text:span text:style-name="T1">Modalités</text:span> : </text:p>
            <text:p text:style-name="P3"><text:user-field-get text:name="COL3">[V_COL_3]</text:user-field-get></text:p>
            <text:p text:style-name="P3"/>
          </table:table-cell>
        </table:table-row>
      </table:table>
      <text:p text:style-name="Text_20_body">--&gt;8--</text:p>
      <text:p text:style-name="P4">Problème disparition ligne vide entre htmltext</text:p>
      <text:p text:style-name="T2">Contexte</text:p>
      <text:p text:style-name="Text_20_body">Deux tag de htmltext sont séparés par une ligne blanche/vide.</text:p>
      <text:p text:style-name="T2">Observé</text:p>
      <text:p text:style-name="Text_20_body">Les deux htmltext sont affichés mais la ligne vide de séparation est supprimée.</text:p>
      <text:p text:style-name="Text_20_body">Le retour chariot de la ligne est mangé, et la fin du texte (--&gt;8--) est à la suite du dernier htmltext.</text:p>
      <text:p text:style-name="T2">Attendu</text:p>
      <text:p text:style-name="Text_20_body">Les deux htmltext sont affichés avec une ligne vide entre eux, et le marqueur de fin (--&gt;8--) est sur une ligne séparée après le dernier htmltext.</text:p>
      <text:p text:style-name="Text_20_body"/>
      <text:p text:style-name="Text_20_body">--8&lt;--</text:p>
      <text:p text:style-name="Text_20_body">[V_HTML_T1]</text:p>
      <text:p text:style-name="Text_20_body"/>
      <text:p text:style-name="Text_20_body">[V_HTML_T1]</text:p>
      <text:p text:style-name="Text_20_body">--&gt;8--</text:p>
      <text:p text:style-name="Text_20_body"/>
      <text:p text:style-name="P4">Problème puces htmltext</text:p>
      <text:p text:style-name="T2">Contexte</text:p>
      <text:p text:style-name="Text_20_body">HTML_T2 est une colonne de type htmltext. Il y a trois lignes dans cette colonne avec du texte HTML avec mise-en-forme <text:span text:style-name="T2">bold</text:span>, <text:span text:style-name="T3">italic</text:span> et <text:span text:style-name="T4">underline</text:span>.</text:p>
      <text:p text:style-name="Text_20_body">Le tag V_HTML_T2 est inséré après une puce "1.".</text:p>
      <text:p text:style-name="T2">Observé</text:p>
      <text:p text:style-name="Text_20_body">Il n'y a aucune puce numéroté, le rendu est vide.</text:p>
      <text:p text:style-name="T2">Attendu</text:p>
      <text:p text:style-name="Text_20_body">Avoir les trois éléments htmltext avec les puces "1.", "2." et "3.".</text:p>
      <text:p text:style-name="Text_20_body"/>
      <text:p text:style-name="Text_20_body">--8&lt;--</text:p>
      <text:list xml:id="list1013935146" text:style-name="L1">
        <text:list-item>
          <text:p text:style-name="P5"><text:user-field-get text:name="V_HTML_T2">[V_HTML_T2]</text:user-field-get></text:p>
        </text:list-item>
      </text:list>
      <text:p text:style-name="Text_20_body">--&gt;8--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adornments="Gras" style:font-family-generic="swiss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3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3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Frame_20_contents" style:display-name="Frame contents" style:family="paragraph" style:parent-style-name="Text_20_body" style:class="extra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_20_1" style:display-name="Heading 1" style:family="paragraph" style:parent-style-name="Heading" style:next-style-name="Text_20_body" style:list-style-name="" style:class="text" style:master-page-name="">
      <style:paragraph-properties fo:margin-top="0.12cm" fo:margin-bottom="0.21cm" fo:text-align="start" style:justify-single-word="false" style:page-number="auto" fo:background-color="transparent" style:shadow="none">
        <style:tab-stops/>
        <style:background-image/>
      </style:paragraph-properties>
      <style:text-properties fo:color="#b5ca0b" style:font-name="Arial2" fo:font-size="9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.22cm" fo:text-align="start" style:justify-single-word="false" style:page-number="auto" text:number-lines="false" text:line-number="0"/>
      <style:text-properties style:font-name="Arial1" fo:font-size="12pt"/>
    </style:style>
    <style:style style:name="T1" style:family="paragraph" style:parent-style-name="Text_20_body" style:next-style-name="Text_20_body" style:default-outline-level="" style:list-style-name="">
      <style:text-properties style:font-name="Helvetica" fo:font-size="18pt" fo:font-weight="bold" style:font-size-asian="10.5pt"/>
    </style:style>
    <style:style style:name="T2" style:family="paragraph" style:parent-style-name="Text_20_body" style:next-style-name="Text_20_body" style:default-outline-level="" style:list-style-name="">
      <style:text-properties style:font-name="Helvetica" fo:font-weight="bold" style:font-size-asian="10.5pt"/>
    </style:style>
    <style:style style:name="T3" style:family="paragraph" style:parent-style-name="Text_20_body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1-02-08T10:43:45</meta:creation-date>
    <meta:generator>OpenOffice.org/3.2$Linux OpenOffice.org_project/320m19$Build-9505</meta:generator>
    <dc:date>2011-02-18T12:17:13</dc:date>
    <dc:creator>Eric Brison</dc:creator>
    <meta:editing-duration>PT76H18M13S</meta:editing-duration>
    <meta:editing-cycles>51</meta:editing-cycles>
    <meta:document-statistic meta:table-count="4" meta:image-count="0" meta:object-count="0" meta:page-count="3" meta:paragraph-count="47" meta:word-count="254" meta:character-count="1425"/>
  </office:meta>
</office:document-meta>
</file>